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3.95cm" fo:min-width="4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4.95cm" fo:min-width="5.1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Square_20_45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dash" draw:stroke-dash="Long_20_Dash" svg:stroke-width="0.1cm" svg:stroke-color="#000000" draw:marker-start="Arrowheads_20_1" draw:marker-start-width="0.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dash" draw:stroke-dash="Long_20_Dash"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loext:graphic-properties draw:fill-color="#dddddd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5" draw:id="id5" draw:layer="layout" svg:width="5cm" svg:height="4.2cm" svg:x="11.8cm" svg:y="7.8cm">
          <text:p text:style-name="P1"><text:span text:style-name="T1">DeleteProductInfo</text:span></text:p>
          <text:p text:style-name="P1"><text:span text:style-name="T2">------------------------------</text:span></text:p>
          <text:p text:style-name="P1"><text:span text:style-name="T2">-----------------------------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4.2cm" svg:x="6.2cm" svg:y="7.8cm">
          <text:p text:style-name="P1"><text:span text:style-name="T1">UpdateProductInfo</text:span></text:p>
          <text:p text:style-name="P1"><text:span text:style-name="T2">------------------------------</text:span></text:p>
          <text:p text:style-name="P1"><text:span text:style-name="T2">-----------------------------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4.2cm" svg:x="0.6cm" svg:y="7.8cm">
          <text:p text:style-name="P1"><text:span text:style-name="T1">GetProductInfo</text:span></text:p>
          <text:p text:style-name="P1"><text:span text:style-name="T2">------------------------------</text:span></text:p>
          <text:p text:style-name="P1"><text:span text:style-name="T2">-----------------------------</text:span></text:p>
          <text:p text:style-name="P3"><text:span text:style-name="T3">+ all(): ArrayList&lt;Item&gt;</text:span></text:p>
          <text:p text:style-name="P3"><text:span text:style-name="T3">+ find(prodName: String,</text:span></text:p>
          <text:p text:style-name="P3"><text:span text:style-name="T3">serialNumber: String): </text:span></text:p>
          <text:p text:style-name="P3"><text:span text:style-name="T3"><text:tab/></text:span><text:span text:style-name="T3">ArrayList&lt;Item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6cm" svg:height="5.2cm" svg:x="0.8cm" svg:y="0.2cm">
          <text:p text:style-name="P1"><text:span text:style-name="T1">ConnectionHandler</text:span></text:p>
          <text:p text:style-name="P1"><text:span text:style-name="T2">------------------------------</text:span></text:p>
          <text:p text:style-name="P1"><text:span text:style-name="T2">- </text:span><text:span text:style-name="T3">dataBaseAddress : String</text:span></text:p>
          <text:p text:style-name="P1"><text:span text:style-name="T3">- dataBaseName : String</text:span></text:p>
          <text:p text:style-name="P1"><text:span text:style-name="T3">- dataBasePort : String</text:span></text:p>
          <text:p text:style-name="P1"><text:span text:style-name="T3">- dataBaseUser : String</text:span></text:p>
          <text:p text:style-name="P1"><text:span text:style-name="T3">- dataBaseType : String </text:span></text:p>
          <text:p text:style-name="P1"><text:span text:style-name="T2">------------------------------</text:span></text:p>
          <text:p text:style-name="P1"><text:span text:style-name="T3">+ getConnection() : Connection</text:span></text:p>
          <text:p text:style-name="P1"><text:span text:style-name="T3">+ closeConnection(</text:span></text:p>
          <text:p text:style-name="P1"><text:span text:style-name="T3"><text:tab/></text:span><text:span text:style-name="T3">connection : Connection )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6cm" svg:height="5.2cm" svg:x="19.8cm" svg:y="10.4cm">
          <text:p text:style-name="P1"><text:span text:style-name="T1">ProductInfo</text:span></text:p>
          <text:p text:style-name="P1"><text:span text:style-name="T2">------------------------------</text:span></text:p>
          <text:p text:style-name="P1"><text:span text:style-name="T2"/></text:p>
          <text:p text:style-name="P1"><text:span text:style-name="T2">------------------------------</text:span></text:p>
          <text:p text:style-name="P1"><text:span text:style-name="T3"><text:s/></text:span></text:p>
          <draw:enhanced-geometry svg:viewBox="0 0 21600 21600" draw:type="rectangle" draw:enhanced-path="M 0 0 L 21600 0 21600 21600 0 21600 0 0 Z N"/>
        </draw:custom-shape>
        <draw:connector draw:style-name="gr3" draw:text-style-name="P4" xml:id="id2" draw:id="id2" draw:layer="layout" svg:x1="8.555cm" svg:y1="6.697cm" svg:x2="3.6cm" svg:y2="5.4cm" draw:end-shape="id1" draw:end-glue-point="2" svg:d="M8555 6697v-398h-4955v-899" svg:viewBox="0 0 4956 1298">
          <text:p/>
        </draw:connector>
        <draw:connector draw:style-name="gr4" draw:text-style-name="P4" draw:layer="layout" svg:x1="8.555cm" svg:y1="6.697cm" svg:x2="3.1cm" svg:y2="7.8cm" draw:start-shape="id2" draw:start-glue-point="2" draw:end-shape="id3" svg:d="M8555 6697v576h-5455v527" svg:viewBox="0 0 5456 1104">
          <text:p/>
        </draw:connector>
        <draw:connector draw:style-name="gr5" draw:text-style-name="P4" draw:layer="layout" svg:x1="8.555cm" svg:y1="6.697cm" svg:x2="8.7cm" svg:y2="7.8cm" draw:start-shape="id2" draw:start-glue-point="2" draw:end-shape="id4" draw:end-glue-point="0" svg:d="M8555 6697v576h145v527" svg:viewBox="0 0 146 1104">
          <text:p/>
        </draw:connector>
        <draw:connector draw:style-name="gr6" draw:text-style-name="P4" draw:layer="layout" svg:x1="8.555cm" svg:y1="6.697cm" svg:x2="14.3cm" svg:y2="7.8cm" draw:start-shape="id2" draw:start-glue-point="2" draw:end-shape="id5" draw:end-glue-point="0" svg:d="M8555 6697v576h5745v527" svg:viewBox="0 0 5746 1104">
          <text:p/>
        </draw:connector>
        <draw:connector draw:style-name="gr7" draw:text-style-name="P4" xml:id="id7" draw:id="id7" draw:layer="layout" svg:x1="19.8cm" svg:y1="13cm" svg:x2="14.3cm" svg:y2="12cm" draw:start-shape="id6" draw:end-shape="id5" draw:end-glue-point="2" svg:d="M19800 13000h-5500v-1000" svg:viewBox="0 0 5501 1001">
          <text:p/>
        </draw:connector>
        <draw:connector draw:style-name="gr8" draw:text-style-name="P5" xml:id="id8" draw:id="id8" draw:layer="layout" svg:x1="8.7cm" svg:y1="12cm" svg:x2="14.3cm" svg:y2="13cm" draw:start-shape="id4" draw:start-glue-point="2" draw:end-shape="id7" draw:end-glue-point="0" svg:d="M8700 12000v1000h5600" svg:viewBox="0 0 5601 1001">
          <text:p/>
        </draw:connector>
        <draw:connector draw:style-name="gr8" draw:text-style-name="P5" draw:layer="layout" svg:x1="3.1cm" svg:y1="12cm" svg:x2="8.7cm" svg:y2="13cm" draw:start-shape="id3" draw:start-glue-point="2" draw:end-shape="id8" draw:end-glue-point="0" svg:d="M3100 12000v1000h5600" svg:viewBox="0 0 5601 1001">
          <text:p/>
        </draw:connecto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786 1228" svg:d="M151 1228l-76-25-75-25 318-952 76-226 75 226 317 952-76 25-75 25-162-486v462h-80-79v-464z"/>
    <draw:marker draw:name="Square_20_45" draw:display-name="Square 45" svg:viewBox="0 0 1131 1131" svg:d="M0 564l564 567 567-567-567-5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4T10:31:04.904490215</meta:creation-date>
    <dc:date>2023-05-07T13:19:28.242029115</dc:date>
    <meta:editing-duration>PT47M38S</meta:editing-duration>
    <meta:editing-cycles>8</meta:editing-cycles>
    <meta:generator>LibreOffice/6.4.7.2$Linux_X86_64 LibreOffice_project/40$Build-2</meta:generator>
    <meta:document-statistic meta:object-count="35"/>
  </office:meta>
</office:document-meta>
</file>